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0d0c74" officeooo:paragraph-rsid="000d0c74"/>
    </style:style>
    <style:style style:name="P2" style:family="paragraph" style:parent-style-name="Standard">
      <style:text-properties officeooo:rsid="000d0c74" officeooo:paragraph-rsid="000d0c74"/>
    </style:style>
    <style:style style:name="P3" style:family="paragraph" style:parent-style-name="Standard">
      <style:text-properties officeooo:rsid="00103dcb" officeooo:paragraph-rsid="00103dcb"/>
    </style:style>
    <style:style style:name="P4" style:family="paragraph" style:parent-style-name="Standard">
      <style:text-properties officeooo:rsid="0010a4c1" officeooo:paragraph-rsid="0010a4c1"/>
    </style:style>
    <style:style style:name="P5" style:family="paragraph" style:parent-style-name="Standard">
      <style:text-properties officeooo:rsid="00116865" officeooo:paragraph-rsid="00116865"/>
    </style:style>
    <style:style style:name="P6" style:family="paragraph" style:parent-style-name="Standard">
      <style:text-properties officeooo:rsid="0011cecf" officeooo:paragraph-rsid="0011cecf"/>
    </style:style>
    <style:style style:name="T1" style:family="text">
      <style:text-properties officeooo:rsid="00116865"/>
    </style:style>
    <style:style style:name="T2" style:family="text">
      <style:text-properties officeooo:rsid="0011cecf"/>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äärittelydokumentti</text:p>
      <text:p text:style-name="P1"/>
      <text:p text:style-name="P1"/>
      <text:p text:style-name="P1">Ohjelmointiprojektin tarkoitus: </text:p>
      <text:p text:style-name="P1"/>
      <text:p text:style-name="P1">Tarkoitus on luoda funktiolaskin, jonka avulla voi laskea esimerkiksi pieniä matriiseja syöttämällä matriisien tiedot laskimeen. Laskinta voi hyödyntää esimerkiksi lineaaristen yhtälöryhmien ratkaisussa.</text:p>
      <text:p text:style-name="P1"/>
      <text:p text:style-name="P1"/>
      <text:p text:style-name="P3">Käyttäjät: Alustavasti ohjelma ei vaadi loggautumista tai kirjautumista, joten käyttäjätietojen hallintaan tai keräämiseen ei ole mitään erityistä syytä. Projektissa pidetään kuitenkin vara siihen, että jonkinlainen käyttöhistorian kerääminen ja tallentaminen olisi mahdollista, jos se näyttäytyy käytön kannalta hyödyllisenä asiana.</text:p>
      <text:p text:style-name="P3"/>
      <text:p text:style-name="P4">Käyttö<text:span text:style-name="T1">liittymän</text:span> kuvaus:</text:p>
      <text:p text:style-name="P4"/>
      <text:p text:style-name="P4">Visuaalisesti on aloitusruutu, jolla syötetään tiedot ja tulostusruutu, jolla näytetään annettu tulos.</text:p>
      <text:p text:style-name="P5">Tulostusruudulla näkyy myös lähtöarvot, joiden perusteella laskenta on tehty.</text:p>
      <text:p text:style-name="P5"/>
      <text:p text:style-name="P5">Toiminnallisuudet:</text:p>
      <text:p text:style-name="P5">1 funktion tai yhtälöryhmän ratkaisu koskien ensimmäisen asteen yhtälöitä.</text:p>
      <text:p text:style-name="P5"/>
      <text:p text:style-name="P5"/>
      <text:p text:style-name="P5">Jatkokehitysideoita</text:p>
      <text:p text:style-name="P3"/>
      <text:p text:style-name="P5">-2. asteen yhtälöiden ratkaisu.</text:p>
      <text:p text:style-name="P5">-logaritmilaskin.</text:p>
      <text:p text:style-name="P1">-<text:span text:style-name="T2">tilastollisia ja todennäköisyyslaskentaan liittyviä ominaisuuksia esim. Permutaatio tai binomikaava.</text:span></text:p>
      <text:p text:style-name="P1"/>
      <text:p text:style-name="P1"/>
      <text:p text:style-name="P6">Jatkokehitysideoita toteutetaan sen mukaan, miten paljon on aikaa ja mikä näyttää järkevältä.</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09T18:44:50.500860711</meta:creation-date>
    <dc:date>2019-11-11T09:49:30.591380476</dc:date>
    <meta:editing-duration>PT49M28S</meta:editing-duration>
    <meta:editing-cycles>6</meta:editing-cycles>
    <meta:generator>LibreOffice/6.0.7.3$Linux_X86_64 LibreOffice_project/00m0$Build-3</meta:generator>
    <meta:document-statistic meta:table-count="0" meta:image-count="0" meta:object-count="0" meta:page-count="1" meta:paragraph-count="14" meta:word-count="123" meta:character-count="1143" meta:non-whitespace-character-count="1033"/>
  </office:meta>
</office:document-meta>
</file>